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1.718cm"/>
    </style:style>
    <style:style style:name="ro1" style:family="table-row">
      <style:table-row-properties style:row-height="4.6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table table:name="Qualificac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Tasca:Activitat scripts senzills (Real)</text:p>
          </table:table-cell>
          <table:table-cell table:style-name="ce1" office:value-type="string" calcext:value-type="string">
            <text:p>Tasca:Activitat de repàs d'scripts (Real)</text:p>
          </table:table-cell>
          <table:table-cell table:style-name="ce1" office:value-type="string" calcext:value-type="string">
            <text:p>Tasca:Activitat de TAR (Real)</text:p>
          </table:table-cell>
          <table:table-cell table:style-name="ce1" office:value-type="string" calcext:value-type="string">
            <text:p>Tasca:Memòria instal·lació Windows 11 a casa (Real)</text:p>
          </table:table-cell>
          <table:table-cell table:style-name="ce1" office:value-type="string" calcext:value-type="string">
            <text:p>Tasca:Proves de configuració amb la màquina virtual Windows 11 (Real)</text:p>
          </table:table-cell>
          <table:table-cell table:style-name="ce1" office:value-type="string" calcext:value-type="string">
            <text:p>Qüestionari:Qüestionari Distribucions Windows 11 (Real)</text:p>
          </table:table-cell>
          <table:table-cell table:style-name="ce1" office:value-type="string" calcext:value-type="string">
            <text:p>Qüestionari:Sobre l'estructura de Linux (Dimecres 5 de març) (Real)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JAVIER</text:p>
          </table:table-cell>
          <table:table-cell office:value-type="string" calcext:value-type="string">
            <text:p>AGUILERA CORTEZ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office:value-type="float" office:value="9.33" calcext:value-type="float">
            <text:p>9,33</text:p>
          </table:table-cell>
          <table:table-cell office:value-type="float" office:value="8.8" calcext:value-type="float">
            <text:p>8,8</text:p>
          </table:table-cell>
          <table:table-cell table:formula="of:=ROUND(SUM([.C2:.I2])/7;2)" office:value-type="float" office:value="9.16" calcext:value-type="float">
            <text:p>9,1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BDALLAH</text:p>
          </table:table-cell>
          <table:table-cell office:value-type="string" calcext:value-type="string">
            <text:p>BENAMARA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8.93" calcext:value-type="float">
            <text:p>8,93</text:p>
          </table:table-cell>
          <table:table-cell table:formula="of:=ROUND(SUM([.C3:.I3])/7;2)" office:value-type="float" office:value="4.18" calcext:value-type="float">
            <text:p>4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CALAFAT MICÓ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string" calcext:value-type="string">
            <text:p>-</text:p>
          </table:table-cell>
          <table:table-cell table:formula="of:=ROUND(SUM([.C4:.I4])/7;2)" office:value-type="float" office:value="3.38" calcext:value-type="float">
            <text:p>3,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BERTO</text:p>
          </table:table-cell>
          <table:table-cell office:value-type="string" calcext:value-type="string">
            <text:p>CASTILLO GREGORIO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SUM([.C5:.I5])/7;2)" office:value-type="float" office:value="7.64" calcext:value-type="float">
            <text:p>7,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KER</text:p>
          </table:table-cell>
          <table:table-cell office:value-type="string" calcext:value-type="string">
            <text:p>CERDA ARROY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ROUND(SUM([.C6:.I6])/7;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GUEL</text:p>
          </table:table-cell>
          <table:table-cell office:value-type="string" calcext:value-type="string">
            <text:p>CORRAL RUIZ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table:formula="of:=ROUND(SUM([.C7:.I7])/7;2)" office:value-type="float" office:value="6.7" calcext:value-type="float">
            <text:p>6,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RRAN</text:p>
          </table:table-cell>
          <table:table-cell office:value-type="string" calcext:value-type="string">
            <text:p>ESCRIVÁ JUA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9" calcext:value-type="float">
            <text:p>9</text:p>
          </table:table-cell>
          <table:table-cell table:formula="of:=ROUND(SUM([.C8:.I8])/7;2)" office:value-type="float" office:value="3.67" calcext:value-type="float">
            <text:p>3,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C</text:p>
          </table:table-cell>
          <table:table-cell office:value-type="string" calcext:value-type="string">
            <text:p>FALCÓ FABR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" calcext:value-type="float">
            <text:p>9,33</text:p>
          </table:table-cell>
          <table:table-cell office:value-type="float" office:value="9.4" calcext:value-type="float">
            <text:p>9,4</text:p>
          </table:table-cell>
          <table:table-cell table:formula="of:=ROUND(SUM([.C9:.I9])/7;2)" office:value-type="float" office:value="2.68" calcext:value-type="float">
            <text:p>2,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ZAN</text:p>
          </table:table-cell>
          <table:table-cell office:value-type="string" calcext:value-type="string">
            <text:p>GARCIA BENERO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.27" calcext:value-type="float">
            <text:p>7,27</text:p>
          </table:table-cell>
          <table:table-cell table:formula="of:=ROUND(SUM([.C10:.I10])/7;2)" office:value-type="float" office:value="6.97" calcext:value-type="float">
            <text:p>6,9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LAN ANDRÉS</text:p>
          </table:table-cell>
          <table:table-cell office:value-type="string" calcext:value-type="string">
            <text:p>HURTADO GI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ROUND(SUM([.C11:.I11])/7;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LIN NICOLAE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-</text:p>
          </table:table-cell>
          <table:table-cell table:formula="of:=ROUND(SUM([.C12:.I12])/7;2)" office:value-type="float" office:value="2.19" calcext:value-type="float">
            <text:p>2,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KOTA</text:p>
          </table:table-cell>
          <table:table-cell office:value-type="string" calcext:value-type="string">
            <text:p>MENA MORA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.6" calcext:value-type="float">
            <text:p>8,6</text:p>
          </table:table-cell>
          <table:table-cell table:formula="of:=ROUND(SUM([.C13:.I13])/7;2)" office:value-type="float" office:value="3.44" calcext:value-type="float">
            <text:p>3,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RLES</text:p>
          </table:table-cell>
          <table:table-cell office:value-type="string" calcext:value-type="string">
            <text:p>MIGUEL VICEN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-</text:p>
          </table:table-cell>
          <table:table-cell table:formula="of:=ROUND(SUM([.C14:.I14])/7;2)" office:value-type="float" office:value="1.1" calcext:value-type="float">
            <text:p>1,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SEP</text:p>
          </table:table-cell>
          <table:table-cell office:value-type="string" calcext:value-type="string">
            <text:p>MONTAGUD FAYO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-</text:p>
          </table:table-cell>
          <table:table-cell table:formula="of:=ROUND(SUM([.C15:.I15])/7;2)" office:value-type="float" office:value="1.1" calcext:value-type="float">
            <text:p>1,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MORATAL IBIZ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.13" calcext:value-type="float">
            <text:p>9,13</text:p>
          </table:table-cell>
          <table:table-cell table:formula="of:=ROUND(SUM([.C16:.I16])/7;2)" office:value-type="float" office:value="6.02" calcext:value-type="float">
            <text:p>6,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FONSO</text:p>
          </table:table-cell>
          <table:table-cell office:value-type="string" calcext:value-type="string">
            <text:p>PEÑA POQUET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,67</text:p>
          </table:table-cell>
          <table:table-cell office:value-type="float" office:value="8.73" calcext:value-type="float">
            <text:p>8,73</text:p>
          </table:table-cell>
          <table:table-cell table:formula="of:=ROUND(SUM([.C17:.I17])/7;2)" office:value-type="float" office:value="3.77" calcext:value-type="float">
            <text:p>3,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RGE</text:p>
          </table:table-cell>
          <table:table-cell office:value-type="string" calcext:value-type="string">
            <text:p>PLANES CLIMEN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.8" calcext:value-type="float">
            <text:p>8,8</text:p>
          </table:table-cell>
          <table:table-cell table:formula="of:=ROUND(SUM([.C18:.I18])/7;2)" office:value-type="float" office:value="1.26" calcext:value-type="float">
            <text:p>1,2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MILIO</text:p>
          </table:table-cell>
          <table:table-cell office:value-type="string" calcext:value-type="string">
            <text:p>POZUELO BARRIG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formula="of:=ROUND(SUM([.C19:.I19])/7;2)" office:value-type="float" office:value="2.57" calcext:value-type="float">
            <text:p>2,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ROIG RO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office:value-type="string" calcext:value-type="string">
            <text:p>-</text:p>
          </table:table-cell>
          <table:table-cell table:formula="of:=ROUND(SUM([.C20:.I20])/7;2)" office:value-type="float" office:value="1.9" calcext:value-type="float">
            <text:p>1,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ZAN</text:p>
          </table:table-cell>
          <table:table-cell office:value-type="string" calcext:value-type="string">
            <text:p>SANCHEZ FRANC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,33</text:p>
          </table:table-cell>
          <table:table-cell office:value-type="float" office:value="7.73" calcext:value-type="float">
            <text:p>7,73</text:p>
          </table:table-cell>
          <table:table-cell table:formula="of:=ROUND(SUM([.C21:.I21])/7;2)" office:value-type="float" office:value="3.58" calcext:value-type="float">
            <text:p>3,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NIEL STIVEN</text:p>
          </table:table-cell>
          <table:table-cell office:value-type="string" calcext:value-type="string">
            <text:p>TORRES DORA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ROUND(SUM([.C22:.I22])/7;2)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EXANDRA</text:p>
          </table:table-cell>
          <table:table-cell office:value-type="string" calcext:value-type="string">
            <text:p>VILLAR CABANILL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ROUND(SUM([.C23:.I23])/7;2)" office:value-type="float" office:value="3.29" calcext:value-type="float">
            <text:p>3,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ÍCTOR</text:p>
          </table:table-cell>
          <table:table-cell office:value-type="string" calcext:value-type="string">
            <text:p>VOCES LLOPI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.93" calcext:value-type="float">
            <text:p>9,93</text:p>
          </table:table-cell>
          <table:table-cell table:formula="of:=ROUND(SUM([.C24:.I24])/7;2)" office:value-type="float" office:value="1.42" calcext:value-type="float">
            <text:p>1,4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OMAS FERRANDIS MOSCARDO</meta:initial-creator>
    <meta:creation-date>2025-03-14T10:34:53</meta:creation-date>
    <dc:date>2025-03-14T10:45:18.465406875</dc:date>
    <meta:editing-duration>PT5M51S</meta:editing-duration>
    <meta:editing-cycles>1</meta:editing-cycles>
    <meta:document-statistic meta:table-count="1" meta:cell-count="239" meta:object-count="0"/>
  </office:meta>
</office:document-meta>
</file>